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d11e2" officeooo:paragraph-rsid="001d11e2"/>
    </style:style>
    <style:style style:name="P2" style:family="paragraph" style:parent-style-name="Text_20_body">
      <style:text-properties officeooo:rsid="001d11e2" officeooo:paragraph-rsid="001d11e2"/>
    </style:style>
    <style:style style:name="P3" style:family="paragraph" style:parent-style-name="Text_20_body">
      <style:paragraph-properties fo:break-before="page"/>
      <style:text-properties officeooo:rsid="001d11e2" officeooo:paragraph-rsid="001d11e2"/>
    </style:style>
    <style:style style:name="P4" style:family="paragraph" style:parent-style-name="Text_20_body">
      <style:paragraph-properties fo:text-align="justify" style:justify-single-word="false"/>
      <style:text-properties officeooo:rsid="001d11e2" officeooo:paragraph-rsid="001d11e2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1d11e2" officeooo:paragraph-rsid="001d11e2"/>
    </style:style>
    <style:style style:name="P6" style:family="paragraph" style:parent-style-name="Text_20_body" style:list-style-name="L4">
      <style:text-properties officeooo:rsid="001d11e2" officeooo:paragraph-rsid="001d11e2"/>
    </style:style>
    <style:style style:name="P7" style:family="paragraph" style:parent-style-name="Text_20_body" style:list-style-name="L5">
      <style:text-properties officeooo:rsid="001d11e2" officeooo:paragraph-rsid="001d11e2"/>
    </style:style>
    <style:style style:name="P8" style:family="paragraph" style:parent-style-name="Text_20_body" style:list-style-name="L6">
      <style:text-properties officeooo:rsid="001d11e2" officeooo:paragraph-rsid="001d11e2"/>
    </style:style>
    <style:style style:name="P9" style:family="paragraph" style:parent-style-name="Text_20_body" style:list-style-name="L7">
      <style:text-properties officeooo:rsid="001d11e2" officeooo:paragraph-rsid="001d11e2"/>
    </style:style>
    <style:style style:name="P10" style:family="paragraph" style:parent-style-name="Text_20_body" style:list-style-name="L9">
      <style:text-properties officeooo:rsid="001d11e2" officeooo:paragraph-rsid="001d11e2"/>
    </style:style>
    <style:style style:name="P11" style:family="paragraph" style:parent-style-name="Text_20_body" style:list-style-name="L10">
      <style:text-properties officeooo:rsid="001d11e2" officeooo:paragraph-rsid="001d11e2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4" style:family="paragraph" style:parent-style-name="Text_20_body" style:list-style-name="L3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5" style:family="paragraph" style:parent-style-name="Title">
      <style:text-properties officeooo:rsid="001d11e2" officeooo:paragraph-rsid="001d11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eneración dinámica de páginas Web. Arquitecturas y herramientas de desarrollo</text:p>
      <text:h text:style-name="P1" text:outline-level="1">1.1 Aspectos básicos: el servidor de información Web</text:h>
      <text:p text:style-name="P4">El servicio de información web representa un universo de información formado por un conjunto de recursos de información interconectados gracias a elementos lógicos (software) y físicos (hardware).</text:p>
      <text:p text:style-name="P4">El servicio <text:span text:style-name="T1">hipermedia o multimedia de acceso a la información a través de Internet</text:span><text:span text:style-name="T2"> esta basado en:</text:span></text:p>
      <text:list text:style-name="L2">
        <text:list-item>
          <text:p text:style-name="P5"><text:span text:style-name="T2">La familia de protocolos TCP/IP</text:span></text:p>
        </text:list-item>
        <text:list-item>
          <text:p text:style-name="P5"><text:span text:style-name="T2">La utilización de documentos </text:span><text:span text:style-name="T1">HIPERTEXTO</text:span><text:span text:style-name="T2"> y navegación mediante links</text:span></text:p>
        </text:list-item>
        <text:list-item>
          <text:p text:style-name="P5"><text:span text:style-name="T2">El modelo de arquitectura </text:span><text:span text:style-name="T1">CLIENTE</text:span><text:span text:style-name="T2">/</text:span><text:span text:style-name="T1">SERVIDOR</text:span><text:span text:style-name="T2"> que incorpora el esquema </text:span><text:span text:style-name="T1">Petición-Respuesta</text:span><text:span text:style-name="T2">.</text:span></text:p>
        </text:list-item>
        <text:list-item>
          <text:p text:style-name="P5"><text:span text:style-name="T2">El sistema </text:span><text:span text:style-name="T1">URI</text:span><text:span text:style-name="T2"> o el </text:span><text:span text:style-name="T1">URL</text:span><text:span text:style-name="T2">.</text:span></text:p>
        </text:list-item>
        <text:list-item>
          <text:p text:style-name="P12">El <text:span text:style-name="T1">protocolo de comunicaciones HTTP</text:span> como mecanismo de transmisión de los recursos solicitados.</text:p>
        </text:list-item>
      </text:list>
      <text:p text:style-name="P13">Dinámica de funcionamiento del servidor Web</text:p>
      <text:list text:style-name="L3">
        <text:list-item>
          <text:p text:style-name="P14">El navegador Web utiliza una URL para conectarse con el servidor</text:p>
        </text:list-item>
        <text:list-item>
          <text:p text:style-name="P14">El servidor Web localiza el recurso y lo envía al cliente</text:p>
        </text:list-item>
        <text:list-item>
          <text:p text:style-name="P14">Conforme se va recibiendo el contenido se reconstruye en la ventana de visualización.</text:p>
        </text:list-item>
      </text:list>
      <text:h text:style-name="P1" text:outline-level="1">1.2 Modelos de desarrollo en entorno Cliente/Servidor</text:h>
      <text:p text:style-name="P2">Modelo de arquitectura del software Cliente/Servidor</text:p>
      <text:list text:style-name="L4">
        <text:list-item>
          <text:p text:style-name="P6">Se fundamenta en el modelo de arquitectura Cliente/Servidor</text:p>
        </text:list-item>
        <text:list-item>
          <text:p text:style-name="P6">El cliente consume un servicio y el servidor le provee dicho servicio</text:p>
        </text:list-item>
        <text:list-item>
          <text:p text:style-name="P6">La relación entre cliente-servidor es a trabes del intercambió de mensajes de un protocolo de comunicaciones.</text:p>
        </text:list-item>
        <text:list-item>
          <text:p text:style-name="P6">Elementos: Cliente solicita a trabes del protocolo al servidor. El servidor envía a trabes del protocolo al cliente.</text:p>
        </text:list-item>
      </text:list>
      <text:p text:style-name="P2"/>
      <text:p text:style-name="P3">Modelo de arquitectura del software en entornos Web</text:p>
      <text:list text:style-name="L5">
        <text:list-item>
          <text:p text:style-name="P7">Puede ser considerada como un caso particular de un modelo de arquitectura del software Cliente/Servidor.</text:p>
        </text:list-item>
        <text:list-item>
          <text:p text:style-name="P7">Cliente: Navegador Web</text:p>
        </text:list-item>
        <text:list-item>
          <text:p text:style-name="P7">Servidor: Servidor Web</text:p>
        </text:list-item>
        <text:list-item>
          <text:p text:style-name="P7">Protocolos de comunicación: HTTP (WEB) TCP/IP (internet)</text:p>
        </text:list-item>
      </text:list>
      <text:p text:style-name="P2">Modelo de desarrollo de software de tres capas</text:p>
      <text:list text:style-name="L6">
        <text:list-item>
          <text:p text:style-name="P8">Las funcionalidades del software suelen quedar agrupadas en 3 capas</text:p>
        </text:list-item>
      </text:list>
      <text:list text:style-name="L7">
        <text:list-item>
          <text:p text:style-name="P9">Presentación: Interfaz del usuario, se centra en el formateo de la información y la captura de las acciones realizas por el C</text:p>
        </text:list-item>
        <text:list-item>
          <text:p text:style-name="P9">Lógica del negocio: Soporta y gestiona las funcionalidades que se esperan. Consiste en recibir peticiones del usuario y enviar las respuestas. Procesada por el C y/o el S</text:p>
        </text:list-item>
        <text:list-item>
          <text:p text:style-name="P9">Persistencia o de datos: Residen los datos manejados. Formado por 1 o + BD, el resultado del acceso a la información es enviado a la capa de NEGOCIO.</text:p>
        </text:list-item>
      </text:list>
      <text:p text:style-name="P2">Tecnologías de desarrollo de aplicaciones Web</text:p>
      <text:p text:style-name="P2">CLIENTE:</text:p>
      <text:list text:style-name="L9">
        <text:list-item>
          <text:p text:style-name="P10">HTML: Estructura de la presentación.</text:p>
        </text:list-item>
        <text:list-item>
          <text:p text:style-name="P10">CSS: Presentación visual</text:p>
        </text:list-item>
        <text:list-item>
          <text:p text:style-name="P10">Objetos embebidos: Diversos tipos de contenidos</text:p>
        </text:list-item>
        <text:list-item>
          <text:p text:style-name="P10">Scripts del Cliente (JS): Código procedural. Los scripts de cliente permiten la creación de <text:span text:style-name="T1">aplicaciones Web interactivas desde el cliente a través de conexiones asíncronas</text:span>.</text:p>
        </text:list-item>
      </text:list>
      <text:p text:style-name="P2">SERVIDOR:</text:p>
      <text:list text:style-name="L10">
        <text:list-item>
          <text:p text:style-name="P11">Scripts de servidor: HTML (ASP, PHP, JSP)</text:p>
        </text:list-item>
        <text:list-item>
          <text:p text:style-name="P11">Ejecutables externos: CGI</text:p>
        </text:list-item>
        <text:list-item>
          <text:p text:style-name="P11">Componentes en objeto: La lógica de negocio</text:p>
        </text:list-item>
        <text:list-item>
          <text:p text:style-name="P11">Tecnologías de código subyacentes: (ASP.NET) separar la presentación de la lóg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2:02:40.130000000</meta:creation-date>
    <meta:generator>LibreOffice/7.6.1.2$Windows_X86_64 LibreOffice_project/f5defcebd022c5bc36bbb79be232cb6926d8f674</meta:generator>
    <dc:date>2023-11-08T12:36:24.682000000</dc:date>
    <meta:editing-duration>PT33M45S</meta:editing-duration>
    <meta:editing-cycles>1</meta:editing-cycles>
    <meta:document-statistic meta:table-count="0" meta:image-count="0" meta:object-count="0" meta:page-count="2" meta:paragraph-count="40" meta:word-count="448" meta:character-count="2815" meta:non-whitespace-character-count="2435"/>
  </office:meta>
</office:document-meta>
</file>